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c68d" officeooo:paragraph-rsid="0006c68d"/>
    </style:style>
    <style:style style:name="P2" style:family="paragraph" style:parent-style-name="Standard">
      <style:text-properties officeooo:rsid="000bc76c" officeooo:paragraph-rsid="000bc76c"/>
    </style:style>
    <style:style style:name="P3" style:family="paragraph" style:parent-style-name="Standard">
      <style:text-properties officeooo:rsid="000bc76c" officeooo:paragraph-rsid="000cfe3d"/>
    </style:style>
    <style:style style:name="P4" style:family="paragraph" style:parent-style-name="Standard" style:list-style-name="L1">
      <style:text-properties officeooo:rsid="0006c68d" officeooo:paragraph-rsid="0006c68d"/>
    </style:style>
    <style:style style:name="P5" style:family="paragraph" style:parent-style-name="Standard" style:list-style-name="L1">
      <style:text-properties officeooo:rsid="00081aac" officeooo:paragraph-rsid="000cfe3d"/>
    </style:style>
    <style:style style:name="P6" style:family="paragraph" style:parent-style-name="Standard" style:list-style-name="L1">
      <style:text-properties officeooo:rsid="00081aac" officeooo:paragraph-rsid="00081aac"/>
    </style:style>
    <style:style style:name="P7" style:family="paragraph" style:parent-style-name="Standard" style:list-style-name="L1">
      <style:text-properties fo:font-style="italic" officeooo:rsid="00081aac" officeooo:paragraph-rsid="000cfe3d" fo:background-color="#dddddd" style:font-style-asian="italic" style:font-style-complex="italic"/>
    </style:style>
    <style:style style:name="P8" style:family="paragraph" style:parent-style-name="Standard" style:list-style-name="L1">
      <style:text-properties fo:font-style="italic" officeooo:rsid="00081aac" officeooo:paragraph-rsid="00081aac" fo:background-color="#dddddd" style:font-style-asian="italic" style:font-style-complex="italic"/>
    </style:style>
    <style:style style:name="P9" style:family="paragraph" style:parent-style-name="Standard" style:list-style-name="L1">
      <style:text-properties officeooo:rsid="000cfe3d" officeooo:paragraph-rsid="000cfe3d"/>
    </style:style>
    <style:style style:name="P10" style:family="paragraph" style:parent-style-name="Standard" style:list-style-name="L1">
      <style:text-properties officeooo:rsid="000a0d6a" officeooo:paragraph-rsid="000a0d6a"/>
    </style:style>
    <style:style style:name="P11" style:family="paragraph" style:parent-style-name="Standard" style:list-style-name="L1">
      <style:text-properties officeooo:rsid="000a0d6a" officeooo:paragraph-rsid="000c0327"/>
    </style:style>
    <style:style style:name="P12" style:family="paragraph" style:parent-style-name="Standard" style:list-style-name="L1">
      <style:text-properties officeooo:rsid="000bc76c" officeooo:paragraph-rsid="000bc76c"/>
    </style:style>
    <style:style style:name="P13" style:family="paragraph" style:parent-style-name="Standard" style:list-style-name="L1">
      <style:text-properties officeooo:rsid="000c0327" officeooo:paragraph-rsid="000c0327"/>
    </style:style>
    <style:style style:name="P14" style:family="paragraph" style:parent-style-name="Standard" style:list-style-name="L1">
      <style:text-properties officeooo:rsid="000ecbf4" officeooo:paragraph-rsid="000ecbf4"/>
    </style:style>
    <style:style style:name="P15" style:family="paragraph" style:parent-style-name="Standard" style:list-style-name="L1">
      <style:text-properties officeooo:rsid="000ecbf4" officeooo:paragraph-rsid="000ecbf4" fo:background-color="#dddddd"/>
    </style:style>
    <style:style style:name="T1" style:family="text">
      <style:text-properties fo:font-style="italic" officeooo:rsid="000cfe3d" fo:background-color="#dddddd" loext:char-shading-value="0" style:font-style-asian="italic" style:font-style-complex="italic"/>
    </style:style>
    <style:style style:name="T2" style:family="text">
      <style:text-properties fo:font-style="italic" officeooo:rsid="000cfe3d" fo:background-color="#ffffff" loext:char-shading-value="0" style:font-style-asian="italic" style:font-style-complex="italic"/>
    </style:style>
    <style:style style:name="T3" style:family="text">
      <style:text-properties officeooo:rsid="000bc76c"/>
    </style:style>
    <style:style style:name="T4" style:family="text">
      <style:text-properties officeooo:rsid="000ecbf4"/>
    </style:style>
    <style:style style:name="T5" style:family="text">
      <style:text-properties officeooo:rsid="0011a77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88cm" fo:margin-left="1.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90819889174261127" text:style-name="L1">
        <text:list-item>
          <text:p text:style-name="P4">Introduction</text:p>
        </text:list-item>
        <text:list-item>
          <text:p text:style-name="P4">Définition du besoin</text:p>
          <text:list>
            <text:list-item>
              <text:p text:style-name="P4">Support de TP</text:p>
            </text:list-item>
            <text:list-item>
              <text:p text:style-name="P4">Outil de recherche</text:p>
            </text:list-item>
          </text:list>
        </text:list-item>
        <text:list-item>
          <text:p text:style-name="P4">Étude du besoin</text:p>
          <text:list>
            <text:list-item>
              <text:p text:style-name="P5">Analyse du besoin</text:p>
              <text:p text:style-name="P7">Quelles sont les implications/<text:span text:style-name="T5">contraintes</text:span> ?</text:p>
              <text:p text:style-name="P8">Choix des lignes directrices du projet : partie direction et gaz séparées, technos utilisées…</text:p>
            </text:list-item>
            <text:list-item>
              <text:p text:style-name="P6">Use case diagrams</text:p>
            </text:list-item>
            <text:list-item>
              <text:p text:style-name="P6">Décomposition de la problématique</text:p>
              <text:list>
                <text:list-item>
                  <text:p text:style-name="P9">Lignes blanches</text:p>
                </text:list-item>
                <text:list-item>
                  <text:p text:style-name="P6">Feux synchronisés</text:p>
                </text:list-item>
                <text:list-item>
                  <text:p text:style-name="P6">Détection de présence</text:p>
                </text:list-item>
                <text:list-item>
                  <text:p text:style-name="P6">Simplicité d’utilisation :</text:p>
                  <text:list>
                    <text:list-item>
                      <text:p text:style-name="P6">Deux parties pour stockage</text:p>
                    </text:list-item>
                    <text:list-item>
                      <text:p text:style-name="P6">Facilement et rapidement assemblables</text:p>
                    </text:list-item>
                    <text:list-item>
                      <text:p text:style-name="P6">Carte et connecteurs adaptés</text:p>
                    </text:list-item>
                  </text:list>
                </text:list-item>
                <text:list-item>
                  <text:p text:style-name="P6">Suivi de ligne</text:p>
                </text:list-item>
                <text:list-item>
                  <text:p text:style-name="P10">Détection des feux <text:span text:style-name="T3">et autres véhicules</text:span></text:p>
                </text:list-item>
                <text:list-item>
                  <text:p text:style-name="P12">Logiciellement modulaire</text:p>
                </text:list-item>
                <text:list-item>
                  <text:p text:style-name="P12">Problématiques matérielles : autonomie, type de propulsion/direction… Utilisation des « expériences » passées</text:p>
                </text:list-item>
              </text:list>
            </text:list-item>
          </text:list>
        </text:list-item>
        <text:list-item>
          <text:p text:style-name="P4">Élaboration d’une solution</text:p>
          <text:list>
            <text:list-item>
              <text:p text:style-name="P12">Feux synchronisés</text:p>
              <text:list>
                <text:list-item>
                  <text:p text:style-name="P12">Utilisation FPGA</text:p>
                </text:list-item>
                <text:list-item>
                  <text:p text:style-name="P12">Feux bicolores à LED 5mm</text:p>
                </text:list-item>
              </text:list>
            </text:list-item>
            <text:list-item>
              <text:p text:style-name="P12">Détection de présence</text:p>
              <text:list>
                <text:list-item>
                  <text:p text:style-name="P12">Choix du type de capteur</text:p>
                </text:list-item>
                <text:list-item>
                  <text:p text:style-name="P12">Implémentation (sur circuit, sur robots, sur FPGA)</text:p>
                </text:list-item>
              </text:list>
            </text:list-item>
            <text:list-item>
              <text:p text:style-name="P12">Simplicité d’utilisation</text:p>
              <text:list>
                <text:list-item>
                  <text:p text:style-name="P12">Catia du circuit</text:p>
                </text:list-item>
                <text:list-item>
                  <text:p text:style-name="P12">Câblage, carte, connecteurs</text:p>
                </text:list-item>
              </text:list>
            </text:list-item>
            <text:list-item>
              <text:p text:style-name="P12">Suivi de lignes</text:p>
            </text:list-item>
          </text:list>
        </text:list-item>
      </text:list>
      <text:p text:style-name="P2"><text:tab/><text:tab/><text:span text:style-name="T1">Incrémentation successive de la problématique jusqu’à solution finale</text:span></text:p>
      <text:p text:style-name="P2"><text:span text:style-name="T2"><text:tab/><text:tab/></text:span><text:span text:style-name="T1">Nouvelle contrainte sur le circuit =&gt; codes barres</text:span></text:p>
      <text:list xml:id="list133554826986086" text:continue-numbering="true" text:style-name="L1">
        <text:list-item>
          <text:list>
            <text:list-item>
              <text:p text:style-name="P11">Détection des feux <text:span text:style-name="T3">et autres véhicules</text:span></text:p>
            </text:list-item>
          </text:list>
        </text:list-item>
      </text:list>
      <text:p text:style-name="P3"><text:tab/><text:tab/><text:span text:style-name="T1">Incrémentation successive de la problématique jusqu’à solution finale</text:span></text:p>
      <text:p text:style-name="P3"><text:span text:style-name="T2"><text:tab/><text:tab/></text:span><text:span text:style-name="T1">+ notion de découpage binaire d’un comportement instinctif</text:span></text:p>
      <text:p text:style-name="P3"><text:span text:style-name="T2"><text:tab/><text:tab/></text:span><text:span text:style-name="T1">Nouvelle contrainte sur le circuit =&gt; isolation visuelle</text:span></text:p>
      <text:list xml:id="list133555331177393" text:continue-numbering="true" text:style-name="L1">
        <text:list-item>
          <text:list>
            <text:list-item>
              <text:p text:style-name="P13">Implémentation logicielle</text:p>
              <text:list>
                <text:list-item>
                  <text:p text:style-name="P9">Choix de la structure</text:p>
                </text:list-item>
                <text:list-item>
                  <text:p text:style-name="P9">Diagramme des classes</text:p>
                </text:list-item>
                <text:list-item>
                  <text:p text:style-name="P9">Interface de mise à jour/paramétrage des codes</text:p>
                </text:list-item>
              </text:list>
            </text:list-item>
            <text:list-item>
              <text:p text:style-name="P13">Implémentation matérielle</text:p>
              <text:list>
                <text:list-item>
                  <text:p text:style-name="P9">Choix du type de propulsion/direction</text:p>
                </text:list-item>
                <text:list-item>
                  <text:p text:style-name="P9">Choix des actionneurs</text:p>
                </text:list-item>
                <text:list-item>
                  <text:p text:style-name="P9">Choix des éléments de structure</text:p>
                </text:list-item>
                <text:list-item>
                  <text:p text:style-name="P9">Choix de la batterie</text:p>
                </text:list-item>
                <text:list-item>
                  <text:p text:style-name="P9">etc...</text:p>
                </text:list-item>
              </text:list>
            </text:list-item>
          </text:list>
        </text:list-item>
        <text:list-item>
          <text:p text:style-name="P4">Intégration</text:p>
          <text:list>
            <text:list-item>
              <text:p text:style-name="P9">Catia du robot</text:p>
            </text:list-item>
            <text:list-item>
              <text:p text:style-name="P9"><text:soft-page-break/>Catia final du circuit</text:p>
            </text:list-item>
            <text:list-item>
              <text:p text:style-name="P14">Choix et explication du cycle de développement</text:p>
              <text:p text:style-name="P15">Ce dossier a pris en charge la partie descendante du cycle en V. Reste partie ascendante (PFE?). Choix d’une montée incrémentale :</text:p>
              <text:p text:style-name="P15">Pour logiciel comme pour circuits : fonctionnalité de base =&gt; test =&gt; ajout d’une fonctionnalité =&gt; test…</text:p>
              <text:p text:style-name="P15">Donner le détail des étapes et des procédures de validation avec estimation horaire</text:p>
            </text:list-item>
          </text:list>
        </text:list-item>
        <text:list-item>
          <text:p text:style-name="P4">Estimation du coût de mise en place <text:span text:style-name="T4">et faisabilité</text:span></text:p>
          <text:list>
            <text:list-item>
              <text:p text:style-name="P14">Devis matériel</text:p>
            </text:list-item>
            <text:list-item>
              <text:p text:style-name="P14">Détail des équipements et infrastructures nécéssaires</text:p>
            </text:list-item>
            <text:list-item>
              <text:p text:style-name="P14">Diagramme de Gant</text:p>
            </text:list-item>
          </text:list>
        </text:list-item>
        <text:list-item>
          <text:p text:style-name="P4">Conclusion et aperçu des évolutions possibles</text:p>
        </text:list-item>
        <text:list-item>
          <text:p text:style-name="P4">Annexes</text:p>
          <text:list>
            <text:list-item>
              <text:p text:style-name="P14">Catias</text:p>
            </text:list-item>
            <text:list-item>
              <text:p text:style-name="P14">Circuits électroniques</text:p>
            </text:list-item>
            <text:list-item>
              <text:p text:style-name="P14">Devis détaillés</text:p>
            </text:list-item>
            <text:list-item>
              <text:p text:style-name="P14">Logigrames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2:38:11.505206184</meta:creation-date>
    <dc:date>2016-06-01T12:27:25.464913441</dc:date>
    <meta:editing-duration>PT42M50S</meta:editing-duration>
    <meta:editing-cycles>6</meta:editing-cycles>
    <meta:generator>LibreOffice/5.1.2.2$Linux_X86_64 LibreOffice_project/10m0$Build-2</meta:generator>
    <meta:document-statistic meta:table-count="0" meta:image-count="0" meta:object-count="0" meta:page-count="2" meta:paragraph-count="65" meta:word-count="363" meta:character-count="2272" meta:non-whitespace-character-count="2019"/>
  </office:meta>
</office:document-meta>
</file>